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text-properties fo:font-style="normal" style:font-style-asian="normal" style:font-style-complex="normal"/>
    </style:style>
    <style:style style:name="P5" style:family="paragraph" style:parent-style-name="Text_20_body" style:list-style-name="L1"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 style:font-style-asian="normal" style:font-style-complex="normal"/>
    </style:style>
    <style:style style:name="P6" style:family="paragraph" style:parent-style-name="Text_20_body" style:list-style-name="L1"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text-properties style:font-name="Times New Roman"/>
    </style:style>
    <style:style style:name="P8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print backlog - God öl</text:h>
      <text:p text:style-name="P1">Individuellt mjukvaruutvecklingsprojekt – 1DV430 <text:line-break/>Andreas Fridlund, afrxx09 – WP13 (Campus)</text:p>
      <text:h text:style-name="P4" text:outline-level="2">Iteration -1</text:h>
      <text:p text:style-name="Text_20_body"><text:span text:style-name="T1">Har mest lagt tid på att "planera i huvudet" i det stora hela och försöka skaffa sig en helheltsbild av vad det är som ska göras och vilket resultat jag vill nå. Har vart ganska upptagen med saker utanför </text:span><text:span text:style-name="T3">skolan denna veckan men endå lyckats få ihop det som krävdes.</text:span></text:p>
      <text:list xml:id="list2944568171309444163" text:style-name="L1">
        <text:list-item>
          <text:p text:style-name="P5"><text:bookmark text:name="docs-internal-guid-f82bd479-4be6-b02e-b5c5-b0539507219f"/>Funderat över projektet: Innehåll, funktionalitet, tekniker, grov idé över databasstruktur m.m.</text:p>
        </text:list-item>
        <text:list-item>
          <text:p text:style-name="P6">Skrivit och skickat in utkastet på Visionen.</text:p>
        </text:list-item>
        <text:list-item>
          <text:p text:style-name="P6">Börjat undresöka Ruby on Rails.</text:p>
        </text:list-item>
        <text:list-item>
          <text:p text:style-name="P7"><text:span text:style-name="T2">Första itterationsplanen påbörjad.</text:span> </text:p>
        </text:list-item>
      </text:list>
      <text:h text:style-name="P4" text:outline-level="2">Iteration 0</text:h>
      <text:p text:style-name="P2">Svårstartad vecka, har åter igen haft mycket att dona med utanför skoltid vilket har resulterat i en liten försening i veckans arbete. Jag får kompensera genom att jobba lite i helgen så ska det nog ordna sig. Min första commit till mitt repo gick inte genomföra och git-klienten revertade mitt lokala repo och tog bort all min dokumentation, så jag har fått skriva om den en gång till...</text:p>
      <text:list xml:id="list43360469" text:continue-numbering="true" text:style-name="L1">
        <text:list-item>
          <text:p text:style-name="P8">Skrivit om all dokumentation, tack github...</text:p>
        </text:list-item>
        <text:list-item>
          <text:p text:style-name="P8">Läst om Ruby on Rails</text:p>
        </text:list-item>
        <text:list-item>
          <text:p text:style-name="P8">Gjort klart Visionen</text:p>
        </text:list-item>
        <text:list-item>
          <text:p text:style-name="P8">Gjort iterationsplan för nästa vecka</text:p>
        </text:list-item>
        <text:list-item>
          <text:p text:style-name="P8">Påbörjat kravspecifikationen</text:p>
        </text:list-item>
        <text:list-item>
          <text:p text:style-name="P8">Installerat RoR lokalt på datorn</text:p>
        </text:list-item>
        <text:list-item>
          <text:p text:style-name="P8">Undersökt om RoR-webhotell</text:p>
        </text:list-item>
        <text:list-item>
          <text:p text:style-name="P8">Gjort Lite grundläggande RoR-tutorials för att prova på.</text:p>
        </text:list-item>
      </text:list>
      <text:h text:style-name="P4" text:outline-level="2">Iteration 1</text:h>
      <text:p text:style-name="P2">Lorem ipsum...</text:p>
      <text:list xml:id="list43384078" text:continue-numbering="true" text:style-name="L1">
        <text:list-item>
          <text:p text:style-name="P8">Punkt</text:p>
        </text:list-item>
      </text:list>
      <text:h text:style-name="P4" text:outline-level="2">Iteration 2</text:h>
      <text:p text:style-name="P2">Lorem ipsum...</text:p>
      <text:list xml:id="list43356236" text:continue-numbering="true" text:style-name="L1">
        <text:list-item>
          <text:p text:style-name="P8">Punk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2S</meta:editing-duration>
    <meta:editing-cycles>7</meta:editing-cycles>
    <meta:generator>OpenOffice/4.0.1$Win32 OpenOffice.org_project/401m5$Build-9714</meta:generator>
    <dc:date>2014-04-13T23:21:46.73</dc:date>
    <meta:document-statistic meta:table-count="0" meta:image-count="0" meta:object-count="0" meta:page-count="1" meta:paragraph-count="24" meta:word-count="224" meta:character-count="1333"/>
    <meta:user-defined meta:name="Info 1"/>
    <meta:user-defined meta:name="Info 2"/>
    <meta:user-defined meta:name="Info 3"/>
    <meta:user-defined meta:name="Info 4"/>
  </office:meta>
</office:document-meta>
</file>